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64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56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it_label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clstr</text:p>
          </table:table-cell>
          <table:table-cell office:value-type="string" calcext:value-type="string">
            <text:p>binF</text:p>
          </table:table-cell>
          <table:table-cell office:value-type="string" calcext:value-type="string">
            <text:p>txtF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ab05ef8f08f34b3b39585c0367afb83b9d658f9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9069" calcext:value-type="float">
            <text:p>39069</text:p>
          </table:table-cell>
          <table:table-cell office:value-type="float" office:value="5658518" calcext:value-type="float">
            <text:p>5658518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float" office:value="6.43" calcext:value-type="float">
            <text:p>6.43</text:p>
          </table:table-cell>
          <table:table-cell office:value-type="float" office:value="16.36" calcext:value-type="float">
            <text:p>16.36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48fb8bb782cd493cb4b41e1e21488ba8acd3b50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48" calcext:value-type="float">
            <text:p>38948</text:p>
          </table:table-cell>
          <table:table-cell office:value-type="float" office:value="5636363" calcext:value-type="float">
            <text:p>5636363</text:p>
          </table:table-cell>
          <table:table-cell office:value-type="float" office:value="66.74" calcext:value-type="float">
            <text:p>66.74</text:p>
          </table:table-cell>
          <table:table-cell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16.42" calcext:value-type="float">
            <text:p>16.42</text:p>
          </table:table-cell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5629c4b1eae0d9db3dd25e5ada2d91393005a3d0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402917" calcext:value-type="float">
            <text:p>402917</text:p>
          </table:table-cell>
          <table:table-cell office:value-type="float" office:value="2.46" calcext:value-type="float">
            <text:p>2.46</text:p>
          </table:table-cell>
          <table:table-cell office:value-type="float" office:value="2.09" calcext:value-type="float">
            <text:p>2.09</text:p>
          </table:table-cell>
          <table:table-cell office:value-type="float" office:value="1.45" calcext:value-type="float">
            <text:p>1.45</text:p>
          </table:table-cell>
          <table:table-cell office:value-type="float" office:value="91.66" calcext:value-type="float">
            <text:p>91.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db28fe4084b7f182c3da9a8966d6142dd96dfe1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11" calcext:value-type="float">
            <text:p>411</text:p>
          </table:table-cell>
          <table:table-cell office:value-type="float" office:value="220745" calcext:value-type="float">
            <text:p>220745</text:p>
          </table:table-cell>
          <table:table-cell office:value-type="float" office:value="2.38" calcext:value-type="float">
            <text:p>2.38</text:p>
          </table:table-cell>
          <table:table-cell office:value-type="float" office:value="1.92" calcext:value-type="float">
            <text:p>1.92</text:p>
          </table:table-cell>
          <table:table-cell office:value-type="float" office:value="1.27" calcext:value-type="float">
            <text:p>1.27</text:p>
          </table:table-cell>
          <table:table-cell office:value-type="float" office:value="92.19" calcext:value-type="float">
            <text:p>92.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0730644dc859d5395f1ab8f614bbc83903a5d6e0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89" calcext:value-type="float">
            <text:p>389</text:p>
          </table:table-cell>
          <table:table-cell office:value-type="float" office:value="201204" calcext:value-type="float">
            <text:p>201204</text:p>
          </table:table-cell>
          <table:table-cell office:value-type="float" office:value="2.46" calcext:value-type="float">
            <text:p>2.46</text:p>
          </table:table-cell>
          <table:table-cell office:value-type="float" office:value="2.07" calcext:value-type="float">
            <text:p>2.07</text:p>
          </table:table-cell>
          <table:table-cell office:value-type="float" office:value="1.4" calcext:value-type="float">
            <text:p>1.4</text:p>
          </table:table-cell>
          <table:table-cell office:value-type="float" office:value="91.76" calcext:value-type="float">
            <text:p>91.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74f17724cddacff48decffff6c0a4967e412409b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153756" calcext:value-type="float">
            <text:p>153756</text:p>
          </table:table-cell>
          <table:table-cell office:value-type="float" office:value="5.82" calcext:value-type="float">
            <text:p>5.82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73.99" calcext:value-type="float">
            <text:p>73.99</text:p>
          </table:table-cell>
          <table:table-cell office:value-type="float" office:value="23" calcext:value-type="float">
            <text:p>23</text:p>
          </table:table-cell>
          <table:table-cell office:value-type="float" office:value="19.08" calcext:value-type="float">
            <text:p>19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98d77c3989ecce5b6f7757fc00ba9c9dfd9988b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3950" calcext:value-type="float">
            <text:p>11395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6" calcext:value-type="float">
            <text:p>99.6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c7e42fce9d5dbe15fa8efbfb8d12fd353549639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63076" calcext:value-type="float">
            <text:p>63076</text:p>
          </table:table-cell>
          <table:table-cell office:value-type="float" office:value="11.81" calcext:value-type="float">
            <text:p>11.81</text:p>
          </table:table-cell>
          <table:table-cell office:value-type="float" office:value="1.65" calcext:value-type="float">
            <text:p>1.65</text:p>
          </table:table-cell>
          <table:table-cell office:value-type="float" office:value="0.02" calcext:value-type="float">
            <text:p>0.02</text:p>
          </table:table-cell>
          <table:table-cell office:value-type="float" office:value="61.2" calcext:value-type="float">
            <text:p>61.2</text:p>
          </table:table-cell>
          <table:table-cell office:value-type="float" office:value="17" calcext:value-type="float">
            <text:p>17</text:p>
          </table:table-cell>
          <table:table-cell office:value-type="float" office:value="22.81" calcext:value-type="float">
            <text:p>2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334420c494fa853f28ac57167bae3b95cec7831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9148" calcext:value-type="float">
            <text:p>59148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3.43" calcext:value-type="float">
            <text:p>73.43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a91521059eeac8bfaa6b81a0333413b0015c8863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3341" calcext:value-type="float">
            <text:p>53341</text:p>
          </table:table-cell>
          <table:table-cell office:value-type="float" office:value="0.71" calcext:value-type="float">
            <text:p>0.71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97.24" calcext:value-type="float">
            <text:p>97.2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f8bc559ce5f94d2e9783b5c44e2d0717abb9a23f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office:value-type="float" office:value="52946" calcext:value-type="float">
            <text:p>52946</text:p>
          </table:table-cell>
          <table:table-cell office:value-type="float" office:value="1.14" calcext:value-type="float">
            <text:p>1.1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92.89" calcext:value-type="float">
            <text:p>92.89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97649017826b7b5c034dd4d6977cbc232ec983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48398" calcext:value-type="float">
            <text:p>48398</text:p>
          </table:table-cell>
          <table:table-cell office:value-type="float" office:value="1.84" calcext:value-type="float">
            <text:p>1.8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94.7" calcext:value-type="float">
            <text:p>94.7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71583e7f51e849f94e8db5699f333d238448e904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990" calcext:value-type="float">
            <text:p>4199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7" calcext:value-type="float">
            <text:p>66.97</text:p>
          </table:table-cell>
          <table:table-cell office:value-type="float" office:value="1" calcext:value-type="float">
            <text:p>1</text:p>
          </table:table-cell>
          <table:table-cell office:value-type="float" office:value="32.12" calcext:value-type="float">
            <text:p>32.1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a7503dcb63af05b1381c8fbc7d1aa989ce61d605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9350" calcext:value-type="float">
            <text:p>39350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96.54" calcext:value-type="float">
            <text:p>96.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f5c12e86e257cab62b9ce58d823c1cd685a17ecb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4843" calcext:value-type="float">
            <text:p>3484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99.29" calcext:value-type="float">
            <text:p>99.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ea244310fde53ee907e6ea9345e523dd06591502</text:p>
          </table:table-cell>
          <table:table-cell office:value-type="string" calcext:value-type="string">
            <text:p>bulk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34613" calcext:value-type="float">
            <text:p>34613</text:p>
          </table:table-cell>
          <table:table-cell office:value-type="float" office:value="4.21" calcext:value-type="float">
            <text:p>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.03" calcext:value-type="float">
            <text:p>95.03</text:p>
          </table:table-cell>
        </table:table-row>
        <table:table-row table:style-name="ro1">
          <table:table-cell office:value-type="string" calcext:value-type="string">
            <text:p>e5e0d59835a849eb9c43b2cd20b25046e1ddab3e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554" calcext:value-type="float">
            <text:p>31554</text:p>
          </table:table-cell>
          <table:table-cell office:value-type="float" office:value="2.28" calcext:value-type="float">
            <text:p>2.2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95.95" calcext:value-type="float">
            <text:p>95.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5e0d59835a849eb9c43b2cd20b25046e1ddab3e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554" calcext:value-type="float">
            <text:p>31554</text:p>
          </table:table-cell>
          <table:table-cell office:value-type="float" office:value="2.28" calcext:value-type="float">
            <text:p>2.2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95.95" calcext:value-type="float">
            <text:p>95.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ab71853517cb9f14d18750171badbc00fb4fb03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1282" calcext:value-type="float">
            <text:p>31282</text:p>
          </table:table-cell>
          <table:table-cell office:value-type="float" office:value="1.71" calcext:value-type="float">
            <text:p>1.71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90.52" calcext:value-type="float">
            <text:p>90.52</text:p>
          </table:table-cell>
          <table:table-cell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53562bc8a762d3e018e6f41cf0e1c98b2b8f656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814" calcext:value-type="float">
            <text:p>30814</text:p>
          </table:table-cell>
          <table:table-cell office:value-type="float" office:value="4.66" calcext:value-type="float">
            <text:p>4.66</text:p>
          </table:table-cell>
          <table:table-cell office:value-type="float" office:value="12.69" calcext:value-type="float">
            <text:p>12.69</text:p>
          </table:table-cell>
          <table:table-cell office:value-type="float" office:value="0.22" calcext:value-type="float">
            <text:p>0.22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ab616360d9651b4444e8933aadb16362b3ff4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9574" calcext:value-type="float">
            <text:p>29574</text:p>
          </table:table-cell>
          <table:table-cell office:value-type="float" office:value="5.42" calcext:value-type="float">
            <text:p>5.42</text:p>
          </table:table-cell>
          <table:table-cell office:value-type="float" office:value="1.26" calcext:value-type="float">
            <text:p>1.26</text:p>
          </table:table-cell>
          <table:table-cell office:value-type="float" office:value="0.22" calcext:value-type="float">
            <text:p>0.22</text:p>
          </table:table-cell>
          <table:table-cell office:value-type="float" office:value="92.23" calcext:value-type="float">
            <text:p>92.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8fdf56b928653fe1563857b5f12ff5975ad99c4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710" calcext:value-type="float">
            <text:p>2771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11" calcext:value-type="float">
            <text:p>99.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1250cff155ca414c9c8d66926facc54822b7e5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7053" calcext:value-type="float">
            <text:p>27053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6" calcext:value-type="float">
            <text:p>48.06</text:p>
          </table:table-cell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a17b9dcd14d6368f01f314843f8839a595df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5505" calcext:value-type="float">
            <text:p>25505</text:p>
          </table:table-cell>
          <table:table-cell office:value-type="float" office:value="4.3" calcext:value-type="float">
            <text:p>4.3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47.33" calcext:value-type="float">
            <text:p>47.33</text:p>
          </table:table-cell>
          <table:table-cell office:value-type="float" office:value="1" calcext:value-type="float">
            <text:p>1</text:p>
          </table:table-cell>
          <table:table-cell office:value-type="float" office:value="46.69" calcext:value-type="float">
            <text:p>46.6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45012cd0932e7ed685d08922c7bb83f62f58c3bb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766" calcext:value-type="float">
            <text:p>21766</text:p>
          </table:table-cell>
          <table:table-cell office:value-type="float" office:value="1.56" calcext:value-type="float">
            <text:p>1.56</text:p>
          </table:table-cell>
          <table:table-cell office:value-type="float" office:value="5.62" calcext:value-type="float">
            <text:p>5.62</text:p>
          </table:table-cell>
          <table:table-cell office:value-type="float" office:value="2.03" calcext:value-type="float">
            <text:p>2.03</text:p>
          </table:table-cell>
          <table:table-cell office:value-type="float" office:value="85.54" calcext:value-type="float">
            <text:p>85.5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45012cd0932e7ed685d08922c7bb83f62f58c3bb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766" calcext:value-type="float">
            <text:p>21766</text:p>
          </table:table-cell>
          <table:table-cell office:value-type="float" office:value="1.56" calcext:value-type="float">
            <text:p>1.56</text:p>
          </table:table-cell>
          <table:table-cell office:value-type="float" office:value="5.62" calcext:value-type="float">
            <text:p>5.62</text:p>
          </table:table-cell>
          <table:table-cell office:value-type="float" office:value="2.03" calcext:value-type="float">
            <text:p>2.03</text:p>
          </table:table-cell>
          <table:table-cell office:value-type="float" office:value="85.54" calcext:value-type="float">
            <text:p>85.5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900abb28d8c4d795cbcf7f83d690471a38324550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371" calcext:value-type="float">
            <text:p>21371</text:p>
          </table:table-cell>
          <table:table-cell office:value-type="float" office:value="1.38" calcext:value-type="float">
            <text:p>1.38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88.13" calcext:value-type="float">
            <text:p>88.13</text:p>
          </table:table-cell>
          <table:table-cell office:value-type="float" office:value="2" calcext:value-type="float">
            <text:p>2</text:p>
          </table:table-cell>
          <table:table-cell office:value-type="float" office:value="7.72" calcext:value-type="float">
            <text:p>7.7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cf3c18490aaee04cdee75a3d22d67e8877b8abe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482" calcext:value-type="float">
            <text:p>19482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95.52" calcext:value-type="float">
            <text:p>95.5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cf3c18490aaee04cdee75a3d22d67e8877b8abe7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482" calcext:value-type="float">
            <text:p>19482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95.52" calcext:value-type="float">
            <text:p>95.5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2ac0304d3ec9c20e823daf43c72e3772ebea494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7423" calcext:value-type="float">
            <text:p>17423</text:p>
          </table:table-cell>
          <table:table-cell office:value-type="float" office:value="0.05" calcext:value-type="float">
            <text:p>0.05</text:p>
          </table:table-cell>
          <table:table-cell office:value-type="float" office:value="6.84" calcext:value-type="float">
            <text:p>6.84</text:p>
          </table:table-cell>
          <table:table-cell office:value-type="float" office:value="0.08" calcext:value-type="float">
            <text:p>0.08</text:p>
          </table:table-cell>
          <table:table-cell office:value-type="float" office:value="90.63" calcext:value-type="float">
            <text:p>90.63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bbc27dda418e95f981d92ad97babc4f696e18f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895" calcext:value-type="float">
            <text:p>168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15.19" calcext:value-type="float">
            <text:p>15.1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bbc27dda418e95f981d92ad97babc4f696e18f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895" calcext:value-type="float">
            <text:p>168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15.19" calcext:value-type="float">
            <text:p>15.1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09740216c6ef5cc8de4c65fe476ee5dba2c4f8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68" calcext:value-type="float">
            <text:p>15068</text:p>
          </table:table-cell>
          <table:table-cell office:value-type="float" office:value="1.06" calcext:value-type="float">
            <text:p>1.06</text:p>
          </table:table-cell>
          <table:table-cell office:value-type="float" office:value="1.74" calcext:value-type="float">
            <text:p>1.74</text:p>
          </table:table-cell>
          <table:table-cell office:value-type="float" office:value="0.58" calcext:value-type="float">
            <text:p>0.58</text:p>
          </table:table-cell>
          <table:table-cell office:value-type="float" office:value="91.07" calcext:value-type="float">
            <text:p>91.07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86d3656645c0988bbb791a835780f702c49b7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749" calcext:value-type="float">
            <text:p>14749</text:p>
          </table:table-cell>
          <table:table-cell office:value-type="float" office:value="0" calcext:value-type="float">
            <text:p>0</text:p>
          </table:table-cell>
          <table:table-cell office:value-type="float" office:value="95.69" calcext:value-type="float">
            <text:p>95.6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a5aabb6bc558c5ebdf4068329821c0636510a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209" calcext:value-type="float">
            <text:p>14209</text:p>
          </table:table-cell>
          <table:table-cell office:value-type="float" office:value="2.36" calcext:value-type="float">
            <text:p>2.36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3" calcext:value-type="float">
            <text:p>3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31e61d1cb7659ae095ebd0fdba7ff39d1b793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467" calcext:value-type="float">
            <text:p>13467</text:p>
          </table:table-cell>
          <table:table-cell office:value-type="float" office:value="0.41" calcext:value-type="float">
            <text:p>0.41</text:p>
          </table:table-cell>
          <table:table-cell office:value-type="float" office:value="33.56" calcext:value-type="float">
            <text:p>33.56</text:p>
          </table:table-cell>
          <table:table-cell office:value-type="float" office:value="0.05" calcext:value-type="float">
            <text:p>0.05</text:p>
          </table:table-cell>
          <table:table-cell office:value-type="float" office:value="50.88" calcext:value-type="float">
            <text:p>50.88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907df36197dc3d7be452aab244d7652c4c4181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55" calcext:value-type="float">
            <text:p>1235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office:value-type="float" office:value="97.4" calcext:value-type="float">
            <text:p>97.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277377bbc88f97aa087e14a31b8defed4dbc1af1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048" calcext:value-type="float">
            <text:p>12048</text:p>
          </table:table-cell>
          <table:table-cell office:value-type="float" office:value="0.62" calcext:value-type="float">
            <text:p>0.62</text:p>
          </table:table-cell>
          <table:table-cell office:value-type="float" office:value="2.06" calcext:value-type="float">
            <text:p>2.06</text:p>
          </table:table-cell>
          <table:table-cell office:value-type="float" office:value="0.51" calcext:value-type="float">
            <text:p>0.51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d006ed3c86d9ded00b03f4050c7068a388e3a1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748" calcext:value-type="float">
            <text:p>11748</text:p>
          </table:table-cell>
          <table:table-cell office:value-type="float" office:value="4.95" calcext:value-type="float">
            <text:p>4.95</text:p>
          </table:table-cell>
          <table:table-cell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b00967f91cd813dceb58469eacb7f2e387bfaf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475" calcext:value-type="float">
            <text:p>11475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9" calcext:value-type="float">
            <text:p>97.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edfc7eb1bd020830f211265da9848de339b3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912" calcext:value-type="float">
            <text:p>10912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6" calcext:value-type="float">
            <text:p>78.36</text:p>
          </table:table-cell>
          <table:table-cell office:value-type="float" office:value="2" calcext:value-type="float">
            <text:p>2</text:p>
          </table:table-cell>
          <table:table-cell office:value-type="float" office:value="15.25" calcext:value-type="float">
            <text:p>1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725ad23f4e47a8c6e17c9cf59dc35398e0f145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405" calcext:value-type="float">
            <text:p>1405</text:p>
          </table:table-cell>
          <table:table-cell office:value-type="float" office:value="1488" calcext:value-type="float">
            <text:p>1488</text:p>
          </table:table-cell>
          <table:table-cell office:value-type="float" office:value="7447" calcext:value-type="float">
            <text:p>7447</text:p>
          </table:table-cell>
          <table:table-cell office:value-type="float" office:value="0.16" calcext:value-type="float">
            <text:p>0.16</text:p>
          </table:table-cell>
          <table:table-cell office:value-type="float" office:value="2.61" calcext:value-type="float">
            <text:p>2.61</text:p>
          </table:table-cell>
          <table:table-cell office:value-type="float" office:value="2.53" calcext:value-type="float">
            <text:p>2.53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  <table:table-cell office:value-type="float" office:value="22.85" calcext:value-type="float">
            <text:p>2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a25bedfeb738a9c16ea6508be733c91758ecd1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760" calcext:value-type="float">
            <text:p>6760</text:p>
          </table:table-cell>
          <table:table-cell office:value-type="float" office:value="32.3" calcext:value-type="float">
            <text:p>32.3</text:p>
          </table:table-cell>
          <table:table-cell office:value-type="float" office:value="0" calcext:value-type="float">
            <text:p>0</text:p>
          </table:table-cell>
          <table:table-cell office:value-type="float" office:value="12.64" calcext:value-type="float">
            <text:p>12.64</text:p>
          </table:table-cell>
          <table:table-cell office:value-type="float" office:value="46.9" calcext:value-type="float">
            <text:p>46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2467f7349af70f2806ce53399640c1052bb4ee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61" calcext:value-type="float">
            <text:p>576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41ba0f1930b5cd1c77a2dea526aa2e98427f12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435" calcext:value-type="float">
            <text:p>435</text:p>
          </table:table-cell>
          <table:table-cell office:value-type="float" office:value="5438" calcext:value-type="float">
            <text:p>5438</text:p>
          </table:table-cell>
          <table:table-cell office:value-type="float" office:value="0" calcext:value-type="float">
            <text:p>0</text:p>
          </table:table-cell>
          <table:table-cell office:value-type="float" office:value="21.03" calcext:value-type="float">
            <text:p>21.03</text:p>
          </table:table-cell>
          <table:table-cell office:value-type="float" office:value="0.99" calcext:value-type="float">
            <text:p>0.99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35.17" calcext:value-type="float">
            <text:p>3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f64b47f17da9564bc8375c89c2d566c9824f07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5341" calcext:value-type="float">
            <text:p>5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.12" calcext:value-type="float">
            <text:p>6.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d0c63a932756f32423a4815fb2dce485abe67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  <table:table-cell office:value-type="float" office:value="67.77" calcext:value-type="float">
            <text:p>67.7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1ea09220b24ac3b5f806913f59cc2f8625197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62" calcext:value-type="float">
            <text:p>5162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7" calcext:value-type="float">
            <text:p>81.17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7d59cd7ae4db053468f531fa8f89fab2ac23cd</text:p>
          </table:table-cell>
          <table:table-cell office:value-type="string" calcext:value-type="string">
            <text:p>bulk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108" calcext:value-type="float">
            <text:p>5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58c9cfa50a5d72efcee9d1a02f2eb5bd80b21d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44" calcext:value-type="float">
            <text:p>3444</text:p>
          </table:table-cell>
          <table:table-cell office:value-type="float" office:value="18.58" calcext:value-type="float">
            <text:p>18.58</text:p>
          </table:table-cell>
          <table:table-cell office:value-type="float" office:value="0" calcext:value-type="float">
            <text:p>0</text:p>
          </table:table-cell>
          <table:table-cell office:value-type="float" office:value="10.83" calcext:value-type="float">
            <text:p>10.83</text:p>
          </table:table-cell>
          <table:table-cell office:value-type="float" office:value="57.4" calcext:value-type="float">
            <text:p>57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58c9cfa50a5d72efcee9d1a02f2eb5bd80b21d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44" calcext:value-type="float">
            <text:p>3444</text:p>
          </table:table-cell>
          <table:table-cell office:value-type="float" office:value="18.58" calcext:value-type="float">
            <text:p>18.58</text:p>
          </table:table-cell>
          <table:table-cell office:value-type="float" office:value="0" calcext:value-type="float">
            <text:p>0</text:p>
          </table:table-cell>
          <table:table-cell office:value-type="float" office:value="10.83" calcext:value-type="float">
            <text:p>10.83</text:p>
          </table:table-cell>
          <table:table-cell office:value-type="float" office:value="57.4" calcext:value-type="float">
            <text:p>57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b0b09b72d051159c55e0b7f9514ad9272367c8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39" calcext:value-type="float">
            <text:p>3339</text:p>
          </table:table-cell>
          <table:table-cell office:value-type="float" office:value="16.86" calcext:value-type="float">
            <text:p>16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61" calcext:value-type="float">
            <text:p>8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3e6a35ea3513f86c4b88015c3ab30e425e1a9614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31" calcext:value-type="float">
            <text:p>2531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6" calcext:value-type="float">
            <text:p>64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002210a98c3850c964ddcffc4a9bef1998183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94" calcext:value-type="float">
            <text:p>2194</text:p>
          </table:table-cell>
          <table:table-cell office:value-type="float" office:value="4.74" calcext:value-type="float">
            <text:p>4.74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83.77" calcext:value-type="float">
            <text:p>83.77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5aea5a53ad9f0004254531e87d258838012269c7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94.59" calcext:value-type="float">
            <text:p>94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59a944796820ef1150f32036b2c97131e82fc7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66" calcext:value-type="float">
            <text:p>1666</text:p>
          </table:table-cell>
          <table:table-cell office:value-type="float" office:value="50.36" calcext:value-type="float">
            <text:p>5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e2cf3a2cd7988ef686944dde7c2c8af7cb4809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91.25" calcext:value-type="float">
            <text:p>9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e9ea525dd18fd7db12e678a93aa5d48beb2eca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78" calcext:value-type="float">
            <text:p>1378</text:p>
          </table:table-cell>
          <table:table-cell office:value-type="float" office:value="33.59" calcext:value-type="float">
            <text:p>33.59</text:p>
          </table:table-cell>
          <table:table-cell office:value-type="float" office:value="0" calcext:value-type="float">
            <text:p>0</text:p>
          </table:table-cell>
          <table:table-cell office:value-type="float" office:value="6.09" calcext:value-type="float">
            <text:p>6.09</text:p>
          </table:table-cell>
          <table:table-cell office:value-type="float" office:value="59.57" calcext:value-type="float">
            <text:p>59.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c6047057ee6119dec116c67bb19e5b6adc255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7.83" calcext:value-type="float">
            <text:p>17.83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76.86" calcext:value-type="float">
            <text:p>7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c6047057ee6119dec116c67bb19e5b6adc255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7.83" calcext:value-type="float">
            <text:p>17.83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76.86" calcext:value-type="float">
            <text:p>7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ffdcba7215cd378f138ab77f27016024720c0e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83.94" calcext:value-type="float">
            <text:p>83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f14427f1d0637612e9357fef4ab63b5812f46d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83.82" calcext:value-type="float">
            <text:p>8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9" calcext:value-type="float">
            <text:p>1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02ffc54fd003af30f912367493c0043035243d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96.13" calcext:value-type="float">
            <text:p>9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902b259ed7b51169391a84342a5f6b3fe3ad41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38" calcext:value-type="float">
            <text:p>938</text:p>
          </table:table-cell>
          <table:table-cell office:value-type="float" office:value="46.69" calcext:value-type="float">
            <text:p>46.6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fc8e3ed7bf266bb9de891b1907bb358c9d93bb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office:value-type="float" office:value="97.68" calcext:value-type="float">
            <text:p>97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14b1cc5c3275178a47f6ed46d6bf4d4adce845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02" calcext:value-type="float">
            <text:p>702</text:p>
          </table:table-cell>
          <table:table-cell office:value-type="float" office:value="0.28" calcext:value-type="float">
            <text:p>0.28</text:p>
          </table:table-cell>
          <table:table-cell office:value-type="float" office:value="79.48" calcext:value-type="float">
            <text:p>79.4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8.51" calcext:value-type="float">
            <text:p>1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9df5323316f89e82898819c356020ffcc35a19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938082bdc3027c8784cc12223c09515624506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31" calcext:value-type="float">
            <text:p>2031</text:p>
          </table:table-cell>
          <table:table-cell office:value-type="float" office:value="71.98" calcext:value-type="float">
            <text:p>7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1" calcext:value-type="float">
            <text:p>28.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015794a6e7c88908b0a5827ca8c2faabbf6672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00" calcext:value-type="float">
            <text:p>1900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1ff6c8db682ab9a3f50e6112998c8464a532dd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38" calcext:value-type="float">
            <text:p>1338</text:p>
          </table:table-cell>
          <table:table-cell office:value-type="float" office:value="59.86" calcext:value-type="float">
            <text:p>5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5e5e97dacba90323dc13bae632b38d5ebb15d5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8" calcext:value-type="float">
            <text:p>1058</text:p>
          </table:table-cell>
          <table:table-cell office:value-type="float" office:value="30.71" calcext:value-type="float">
            <text:p>3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10b9cad438104ff4c27b5ac4ec154fb1a1b17e63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06ed4d1b374ab2626f760812f392b56fb9011c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45" calcext:value-type="float">
            <text:p>645</text:p>
          </table:table-cell>
          <table:table-cell office:value-type="float" office:value="36.27" calcext:value-type="float">
            <text:p>36.2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5.19" calcext:value-type="float">
            <text:p>15.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.78" calcext:value-type="float">
            <text:p>31.78</text:p>
          </table:table-cell>
        </table:table-row>
        <table:table-row table:style-name="ro1">
          <table:table-cell office:value-type="string" calcext:value-type="string">
            <text:p>63678fe54355df5fd4e3646e906d25dbeacdfdc9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0" calcext:value-type="float">
            <text:p>580</text:p>
          </table:table-cell>
          <table:table-cell office:value-type="float" office:value="60.68" calcext:value-type="float">
            <text:p>60.68</text:p>
          </table:table-cell>
          <table:table-cell office:value-type="float" office:value="9.13" calcext:value-type="float">
            <text:p>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6be62bde75a68337bb1ae944c9ddc08352164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80.68" calcext:value-type="float">
            <text:p>8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258c252b797920eb4acda08292784fb979f195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20.59" calcext:value-type="float">
            <text:p>2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" calcext:value-type="float">
            <text:p>79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c22094e71896b6cf90087d977c10cebe6661e5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76" calcext:value-type="float">
            <text:p>376</text:p>
          </table:table-cell>
          <table:table-cell office:value-type="float" office:value="64.62" calcext:value-type="float">
            <text:p>6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7" calcext:value-type="float">
            <text:p>21.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377aa46eaae17a64b960cf049359ed98ea29bb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48.41" calcext:value-type="float">
            <text:p>48.41</text:p>
          </table:table-cell>
          <table:table-cell office:value-type="float" office:value="42.65" calcext:value-type="float">
            <text:p>42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f6358cc7b5581b98814fec1ae65ebadae9df91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f6358cc7b5581b98814fec1ae65ebadae9df91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95cc0cb8a59ea4f8bf57bac3f3e2586b0f9ff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85c59fca259c6d7b1ff7e4c330a6a00e58688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97.68" calcext:value-type="float">
            <text:p>97.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1577ab0795642dd102b4a3e7aeb9aaa3c9d32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office:value-type="float" office:value="47.65" calcext:value-type="float">
            <text:p>47.65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a48664b6fc1f28e417de18ce6a7c842fc193aa2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60.67" calcext:value-type="float">
            <text:p>60.67</text:p>
          </table:table-cell>
          <table:table-cell office:value-type="float" office:value="5.99" calcext:value-type="float">
            <text:p>5.99</text:p>
          </table:table-cell>
          <table:table-cell office:value-type="float" office:value="1.49" calcext:value-type="float">
            <text:p>1.49</text:p>
          </table:table-cell>
          <table:table-cell office:value-type="float" office:value="26.96" calcext:value-type="float">
            <text:p>26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7f22b6e0b12981302743f2f6244a6f4932c2a4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7" calcext:value-type="float">
            <text:p>1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1f3ad675d2fa3cc241352d0c60ad13be027ea2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7" calcext:value-type="float">
            <text:p>99.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43026efd8cf3036a8b4310267a7d911262aefe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acd0f35c648d5a3beae1993813dfb1cf2cfb0b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d958c7ca4bf979f53f8fa22c916232896d4df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a160901b7553146296e90225b5fa01ac4bec94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4d8a7b36a9a98635fa71bd36531d960aafa314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a50e348468d99f89776b747e9100ab1a7b9fd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7" calcext:value-type="float">
            <text:p>99.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de2c11e03b2f11c48cc2ab083e815e5525555d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2" calcext:value-type="float">
            <text:p>87.62</text:p>
          </table:table-cell>
          <table:table-cell office:value-type="float" office:value="12.37" calcext:value-type="float">
            <text:p>12.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517cb16aae33670e79bf33d7ece4937219f216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bf0b0025a12c61d55dcf9a75467a42807f5e80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bf0b0025a12c61d55dcf9a75467a42807f5e80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81f58fe1c00e8ee64fd279b1196fe3132e3ad3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6f33b6f398447817e03e0e04eb1e83a6d8d61b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d7c2f4c4882032bfd98820ac5da1635cb475ce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e54c22202b9bfc4011c77f81653862de8548da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e9a29c156723fec134a50cc39fb2969f3eb8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8f93dba0d448f122145c24bedee52de09b92f0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270c551d580d8a55a106b5a925569dcb95f05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f22a6f9afad5ea484f6fc4ab78622bb2ce9dd8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04a0524340bd86d87a5dfe882e40afcf9448f9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a7c6d33710ff1132cdd390fe8b71de26ba5dd0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83cebf04aefd62f6ef557b85d30b1ca1cfab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462e9fd5fe5519f428ece167bce7a1f041ee9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a9782b3b6da5c62856b5bdbceee7c85c9c4fec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c6743f883deeb6e611a11c6c39b8a5bc2892f8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6e938b1b4ee9b2146a99f4826559ec38ba4a0c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3b2167121fa74971afbbe98a8baf831be98394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c347d24772178ef45cd1b440eafdad8413d5ae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7cd1a47fe4f378284729da5e40708bda82ba96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035ccc80daa63e7a5a58abac49aa1a78849a55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2" calcext:value-type="float">
            <text:p>47.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3403f7db5cfb71aecdae75fde114eba0d95a5c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64" calcext:value-type="float">
            <text:p>74.64</text:p>
          </table:table-cell>
          <table:table-cell office:value-type="float" office:value="25.35" calcext:value-type="float">
            <text:p>25.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c88ceac82a069a1c6f81b3df7a088312ec815d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ca83b89689d5a9804e3ede80a70f1ee021e5386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705f01f76881b7c4308a5c1cc35ad9a28e6a51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301c1187f9b47f0384c8129eb67c7fb5a1b5a5d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d0db0950359c98a88f87edffc5c5ab62d32653a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61.4" calcext:value-type="float">
            <text:p>6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ead0db5a50d7aa4916d9a4305aacbf64d9ecfd3f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d17722513e1989f878eb5ca0be744278671d57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26fc3e63ecdbf741efbc29a6026cbea11493e17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b083d504dadae5b265c4eec8a485052a93bb6b9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ff933cd2ffaeb87b9e6a1231d424d17bd4e98a0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d8fe5948d78c4154cd5ee13a9b111f2fd95365a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5.27" calcext:value-type="float">
            <text:p>85.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string" calcext:value-type="string">
            <text:p>6a5f8f2ac71a7af723155a97024918ba6e480250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35afd252f10b5028b213d444cb7a80577e9b4d2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c0b855c483379aeabd86831f1956a7d07f9413d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9.7" calcext:value-type="float">
            <text:p>59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.29" calcext:value-type="float">
            <text:p>40.29</text:p>
          </table:table-cell>
        </table:table-row>
        <table:table-row table:style-name="ro1">
          <table:table-cell office:value-type="string" calcext:value-type="string">
            <text:p>b26aff4010058b9ee32534ccbe2f722dbaae3353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35a95e8d4533b6cb9aabbf0dfca6cd8713342348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fa6a723526b819f955ff95c13b2b06777154f11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87d01640ada37483af7faef5cd3b3b513f4dbc9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8931022e1cc491ad9c8a39a50fc9c777ddf670b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44e979703ae8f2aac594119dd34e0f84faa9ec7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b62af6b2c312d556f98534a4887a0740520bf81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072296b89d9ad8391c7ebb564af1bb0170cf036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ee11ee0091e6835bb7413937ed8499b1d54aa92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78.26" calcext:value-type="float">
            <text:p>78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.73" calcext:value-type="float">
            <text:p>21.73</text:p>
          </table:table-cell>
        </table:table-row>
        <table:table-row table:style-name="ro1">
          <table:table-cell office:value-type="string" calcext:value-type="string">
            <text:p>8eeb28bd6839d4f0f4cf10ccc6295504d1fbdb60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73621f82ef676e7652c742d3b3d6269d15f5af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f057b3da3b346a33c6b9951f127e2b65f83c59d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345680dfbc9e8ae961f60f4f9ab1e6255dadf7c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7b83069cc31a9f73126fb3717554ebf617be76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.33" calcext:value-type="float">
            <text:p>13.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.66" calcext:value-type="float">
            <text:p>86.66</text:p>
          </table:table-cell>
        </table:table-row>
        <table:table-row table:style-name="ro1">
          <table:table-cell office:value-type="string" calcext:value-type="string">
            <text:p>03b646b5363f73023f8fea34a89d03fe0a324c30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101beb434fedf82f29ee497ef41b0ba6840a4dc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6e712d740f4642446c3ba7379ec8d950025318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7.36" calcext:value-type="float">
            <text:p>47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.63" calcext:value-type="float">
            <text:p>52.63</text:p>
          </table:table-cell>
        </table:table-row>
        <table:table-row table:style-name="ro1">
          <table:table-cell office:value-type="string" calcext:value-type="string">
            <text:p>5dc17574172270499b496834fa8734783b2025b1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56f8e10e2e7dac5576fbe7804c679c80690967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689f640e264e6d95d0bf96d0108a46445d889b0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8.23" calcext:value-type="float">
            <text:p>88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string" calcext:value-type="string">
            <text:p>0cb907b54fea40fac408121a0b194cc0b82500d1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7748e4ec0bfb1a1a066d3ed469cabeb4ae921d48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c6fdb0bf7e4154e3887d133f96f1e48f7d1a943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.33" calcext:value-type="float">
            <text:p>13.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.66" calcext:value-type="float">
            <text:p>86.66</text:p>
          </table:table-cell>
        </table:table-row>
        <table:table-row table:style-name="ro1">
          <table:table-cell office:value-type="string" calcext:value-type="string">
            <text:p>f834f102c9e5b74719a56879b5b7261a11d81087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6224e591d6559d970d52d9eee98265257266a19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0.76" calcext:value-type="float">
            <text:p>30.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.23" calcext:value-type="float">
            <text:p>69.23</text:p>
          </table:table-cell>
        </table:table-row>
        <table:table-row table:style-name="ro1">
          <table:table-cell office:value-type="string" calcext:value-type="string">
            <text:p>b10a5965d9aa94e4e8131ce7b0e7057d4055f4ad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2c4d5b2674e711ac7c333870657c26743721b2b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bce4deae7cff2bc4b8ebb6f4fe6e8edc415569f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335300422ba04800d3360359c572cc11ed33970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8ace73d36fb5ce2a81f793cbdc485d36b21086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27686429d623cabddb8f9285a18e422bec5742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885daeef15e38d72de0dd54d0ac3c58016a50a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98.91" calcext:value-type="float">
            <text:p>98.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cb3e81e8bfda71e4d33a78558f6ff01c3c2b8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061c8e64e2953d0f07d91271b64776c2c55e88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b59834eeab65d3ae7ba73e91fd1eede7c6696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office:value-type="float" office:value="86.93" calcext:value-type="float">
            <text:p>8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6" calcext:value-type="float">
            <text:p>13.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10f0ea90325e18ad5cb41513caf45efb07202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4" calcext:value-type="float">
            <text:p>174</text:p>
          </table:table-cell>
          <table:table-cell office:value-type="float" office:value="96.55" calcext:value-type="float">
            <text:p>96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603d9be984dd5791d9de48ac38cfa68372e0fa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49.12" calcext:value-type="float">
            <text:p>49.12</text:p>
          </table:table-cell>
          <table:table-cell office:value-type="float" office:value="7.01" calcext:value-type="float">
            <text:p>7.01</text:p>
          </table:table-cell>
          <table:table-cell office:value-type="float" office:value="1.16" calcext:value-type="float">
            <text:p>1.16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bc3dd6dcaeefa57d2c28f76fc9e1374acf3f02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2dcb74b696c13b93a56703adbba0924909f314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887c51e303aa8b656cc41bb9e930abf3550fe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80.27" calcext:value-type="float">
            <text:p>80.27</text:p>
          </table:table-cell>
          <table:table-cell office:value-type="float" office:value="0" calcext:value-type="float">
            <text:p>0</text:p>
          </table:table-cell>
          <table:table-cell office:value-type="float" office:value="17.68" calcext:value-type="float">
            <text:p>17.68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f45543cfd969f8644fe66e0ec96933ec212d56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97.16" calcext:value-type="float">
            <text:p>97.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98f9ca80baefbad87bfec1bc595fcb145320bedf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6b811553f6c86c9072f95206920f0583dff8e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15a4d87f00f1b253a6b6631fbb1fce73bb954c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775f527674eed1ce9be9d8f6a11bd05bca7c1b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63.63" calcext:value-type="float">
            <text:p>63.63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f2ef47ce4f7fc9271ceef72103a5fc53748ad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0.9" calcext:value-type="float">
            <text:p>9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8a74269680352a9c023fc214887479b899b9112c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479e364a54ad2325a4f1eeb9c34d2c81e621a0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97.82" calcext:value-type="float">
            <text:p>9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7394ec782761365776cd6a17946b1780fcccca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36e6c3d069b24e9f6f2bfedd5b21ecc9901624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528905fb6448e2b502f7de8fba877a2a995f6d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6e2406ba34efc90fc385e238dffc68fd843e5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bce630581578ed9b1c303d34ee349d0ec0be2d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e74711292cce58f0d055403917af684514221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6.47" calcext:value-type="float">
            <text:p>76.47</text:p>
          </table:table-cell>
          <table:table-cell office:value-type="float" office:value="0" calcext:value-type="float">
            <text:p>0</text:p>
          </table:table-cell>
          <table:table-cell office:value-type="float" office:value="23.52" calcext:value-type="float">
            <text:p>23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ff3861fdf345a38a4545a13fc428ef0b0ff6a3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de2e0262ee5c4a6a9d3014dd4cc56cc059ea2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e56de10a390bcf2fce286b0d53b66f3c254895</text:p>
          </table:table-cell>
          <table:table-cell office:value-type="string" calcext:value-type="string">
            <text:p>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06" calcext:value-type="float">
            <text:p>55.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5dcd46c792614c90442f5d810302180a0ea591</text:p>
          </table:table-cell>
          <table:table-cell office:value-type="string" calcext:value-type="string">
            <text:p>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91" calcext:value-type="float">
            <text:p>34.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fbbbcafb7cb88daeeb11e66146024baefe2b73</text:p>
          </table:table-cell>
          <table:table-cell office:value-type="string" calcext:value-type="string">
            <text:p>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07" calcext:value-type="float">
            <text:p>56.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cff8bd462faa223188286a2bffcb57ec4d9b6d</text:p>
          </table:table-cell>
          <table:table-cell office:value-type="string" calcext:value-type="string">
            <text:p>js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6" calcext:value-type="float">
            <text:p>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9de9a31388e31a0f60c4193d7755fe1ce4b332</text:p>
          </table:table-cell>
          <table:table-cell office:value-type="string" calcext:value-type="string">
            <text:p>js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ff01e60c1e85a52501415a5f604c56b08e9603</text:p>
          </table:table-cell>
          <table:table-cell office:value-type="string" calcext:value-type="string">
            <text:p>js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b47fc930ff5efe3b90350a93e936c23baada7d</text:p>
          </table:table-cell>
          <table:table-cell office:value-type="string" calcext:value-type="string">
            <text:p>js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float" office:value="87.67" calcext:value-type="float">
            <text:p>87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42ae958157cbd31db5d62898a95cf023ae600b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87.67" calcext:value-type="float">
            <text:p>87.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5f9bec1feedf9dc69f56bcff7bb009a6ff046</text:p>
          </table:table-cell>
          <table:table-cell office:value-type="string" calcext:value-type="string">
            <text:p>json_bi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515" calcext:value-type="float">
            <text:p>5351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4" calcext:value-type="float">
            <text:p>63.94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ef3a1ea39c432c6c8233427cebd3c1b2a949c7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580" calcext:value-type="float">
            <text:p>3358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2e27db2c26cebae72b12d5cfd72bd8cbf9457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294" calcext:value-type="float">
            <text:p>2829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06e0b0b973815b99c45fb58c034b12f133a04a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6" calcext:value-type="float">
            <text:p>7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f1262cc55be47245b4fb8329228e628e5b8007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18" calcext:value-type="float">
            <text:p>5918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3" calcext:value-type="float">
            <text:p>99.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b0e5ce097156cb97bf5f6b2158f2051fc49fe4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79" calcext:value-type="float">
            <text:p>4879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24" calcext:value-type="float">
            <text:p>96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6bea6397e4178eacade929b6f5885aa877adf3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office:value-type="float" office:value="0" calcext:value-type="float">
            <text:p>0</text:p>
          </table:table-cell>
          <table:table-cell office:value-type="float" office:value="95.41" calcext:value-type="float">
            <text:p>95.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eccfed0fef6cfc908cdf054b7101958845326c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714" calcext:value-type="float">
            <text:p>471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29" calcext:value-type="float">
            <text:p>99.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7f5cec193073aad5982b903b4b1ff3d543b834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13" calcext:value-type="float">
            <text:p>3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dd30744ce5f4f31109f4f798a8db4c8cddd635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35" calcext:value-type="float">
            <text:p>323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3" calcext:value-type="float">
            <text:p>97.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0af8fe77c45d49a769adfe81be54dacdf83a5d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55" calcext:value-type="float">
            <text:p>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012a178020f7138863c05493a727da051f4dda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1" calcext:value-type="float">
            <text:p>2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62cdb19dae6c47852267f4168e52035772392a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22" calcext:value-type="float">
            <text:p>1922</text:p>
          </table:table-cell>
          <table:table-cell office:value-type="float" office:value="7.49" calcext:value-type="float">
            <text:p>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ab413a1441a185d7e52177fa942e699b5702c2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91.33" calcext:value-type="float">
            <text:p>91.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d3f335993dd3b9a9276fcc76c9bee06352d9e8</text:p>
          </table:table-cell>
          <table:table-cell office:value-type="string" calcext:value-type="string">
            <text:p>json_bi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93.32" calcext:value-type="float">
            <text:p>93.3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3e43996b35b05a9b8f974e65033b85cdefcf7f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a57c59188dcb772f3ea1e6fe4a2564641d9937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a9df646cf39be3f6101342eae01a7a1394fe552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b3d7ec3db821e41f19d1a20c2d292a59386587</text:p>
          </table:table-cell>
          <table:table-cell office:value-type="string" calcext:value-type="string">
            <text:p>min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16a085f5c913acd6bcb61d490e6167c361513d1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da0139e8d43de01584c74236d039b35cff20ab</text:p>
          </table:table-cell>
          <table:table-cell office:value-type="string" calcext:value-type="string">
            <text:p>min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2778eb9f38266b6456ed2382ba1883cce535c16</text:p>
          </table:table-cell>
          <table:table-cell office:value-type="string" calcext:value-type="string">
            <text:p>min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4baa6d3f614013f0021b6ba2bff4523aa6c72db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4e59f47fdfa8c4f4f14bda0b63eb8540bd83c4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ce5ecaed2c6883c9fcf6bc5cf30084eedfd4e8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f7dc9f7b9046fe0cb7655d7da1c9c21870b85d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ab159309b5bd9845bc8bb65c81a0e23a1c2aa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99fbc0ef1c29a81eafcce0477f5abe0f608d90</text:p>
          </table:table-cell>
          <table:table-cell office:value-type="string" calcext:value-type="string">
            <text:p>min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2db609d652fd9f65aa03dca6381a68cf5c09d2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e765d54a5a4d8a9772e43052394614b5d488c7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18cc72f4b3214c58772279281bd748c16264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98493202928664e1958aa22ef2b86036f80bcb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73d5ba56966235c4ef03bd4bf2c4c927680241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e950cf02828e5dee7b368c28d4f4c52966e4ba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cfa9ceb7da4893d281bdbc620c578f319ed9f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369d195ed9c26296ccb8fac30c47725854eab4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c23864723ecedcff25a86f3a3eaf66f18cf85e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073d06351f4c6dacc7cc0520daf061bdd400d7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b84799bb6169e85e9bda51e50472df7aed24f8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b6f5f3fef5ddc1dc3530645be218b3f4ca6ec2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dcc227721fd2d19610797c2f43149658ee76e5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ec3d263d952a73d81d8289ed7ea17e468d756a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a886d3489c4f0fca6df061e0111f0a9ed2bc4b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64969335c268e0d6b963cf3240a74d4b340c92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68c43ad4be41544c58b152d559e4bca9767903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98f6c15d70c5655b6c86e5bc7a8b905da0a547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3357c2a8880cb888bae8a7082d9d10e170c571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6700be028ad2452699b3d38947be5fc6a5e55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dbd1ee7c8725b687027471f682172337c22e29</text:p>
          </table:table-cell>
          <table:table-cell office:value-type="string" calcext:value-type="string">
            <text:p>mi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c204ce811f78967702bcf174e7ddb28dee9a9d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6e404e9c94927dfa3e79ecc7d09a35e674421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3" calcext:value-type="float">
            <text:p>19.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a5732c1672fac303de6a0219348897468be4c9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472d56ce7810ebaf1a3490ee5e1521a6848f96</text:p>
          </table:table-cell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4" calcext:value-type="float">
            <text:p>39.34</text:p>
          </table:table-cell>
          <table:table-cell office:value-type="float" office:value="9.83" calcext:value-type="float">
            <text:p>9.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7111bf68b62008c5ebb21d186e0af203bc2201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a1b1204a10e793f34d6fdb24e50734cd765f86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2139bf1f2fb4b8525f77263011ab024b48a3e1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4afe2a5dca3318617bf61e94b5ae75631cc9a5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95.85" calcext:value-type="float">
            <text:p>9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5c5270592cb60ba7272ae0ee4e8f6497747b7a</text:p>
          </table:table-cell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" calcext:value-type="float">
            <text:p>9.17</text:p>
          </table:table-cell>
          <table:table-cell office:value-type="float" office:value="50.91" calcext:value-type="float">
            <text:p>50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d6bfcec042ae8e952588e4e0da6ef89e5fc0b3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69b82717da03ca2786c5bdd78d06b478124ffd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8105a2aac2051459bc8d447337d44841bbcb0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a83f308eabe3558136c4da40065cf421c04fa9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075fb60fcfb2f3aecd1af65b4399462006800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a8bf1ffa2d3bbf7f7eef5ed3cae46b2aac5512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21ee9e07197af2ea63c7f3f7ffcd6e47f23bca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8.29" calcext:value-type="float">
            <text:p>38.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f8ddad3f611bbb98b71e5fc14613b070853a04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51" calcext:value-type="float">
            <text:p>18.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1c8e42a81f84732d5c825352e769cd55f08c9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98.99" calcext:value-type="float">
            <text:p>98.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2c5a80fd73d364915a35e56dcd5aeb29c1f527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726032e2e8a3401c8aba16d839947032ad64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15bf7e2a622a0acec7fa04916f08321a0da487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59dc50902622603aa0eddbd4c907b4322f9ad0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26b2f2bb044dc9a151715bae3e68f14d9d51b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99.26" calcext:value-type="float">
            <text:p>9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bf995ff0d5fff806f9260ca4a21311e13c2de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47a84f6d4df96616ad3224b2b7b713a06777b6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9adc66de42a98a606ef55390d8f47d09753626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4a9fc90b9e4acd1c17a9813fcb60da8687d61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867db1b5c22f189971495487e6d18b13932a92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c9f03902ccb08ae47579b86a9dec6a06719d6c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cc928a724d8610f86b8528232193d35fa9e676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5e3973f30d640bce3efe2f0d6322006fe153a3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c109df992228a2116fdafd611f14a9d3f7a521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59799c48889476c98824d09e269d184e90aa3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af9143ee432b28c871b654d102ad24ead9fc30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ae93272ed3b8cc3ed053df539d74db5f64332d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18111074644a1bc197315060facd34778099de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d2341ded949f161a13a05eecac5aa3b0284c71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49aa376cc079f3f7caedd7f27933e1e6416f75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301f96bc22de28aef338a372387c7300d3eaf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e49e9a379a0f845f79eef80ef081b04346e76b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72d5885e565adbcb21194088efd8ed6a8825bf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afe8feaa6119ebeb2032281c26f6b74f2f8fd1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2d07d2bb240ce31774515972e46510bada81b8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9475935f28bb58c1e5a29d52274291cc8fcf0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a302f97fe5d77becebd1fab16498cedde95dfd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b740a7609584385925554159262c2ec60829a7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d0941d3eaa1b61fded4b8daee1dd6472721acf</text:p>
          </table:table-cell>
          <table:table-cell office:value-type="string" calcext:value-type="string">
            <text:p>r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91.92" calcext:value-type="float">
            <text:p>91.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153483bbb7476897cbb4fc17939560c278b0f</text:p>
          </table:table-cell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4.41" calcext:value-type="float">
            <text:p>54.41</text:p>
          </table:table-cell>
          <table:table-cell office:value-type="float" office:value="32.35" calcext:value-type="float">
            <text:p>32.35</text:p>
          </table:table-cell>
          <table:table-cell office:value-type="float" office:value="7.35" calcext:value-type="float">
            <text:p>7.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b10508e82e1b6c4758ae98d3424abbe72ba7e1</text:p>
          </table:table-cell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2.59" calcext:value-type="float">
            <text:p>92.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afc13ea29569a8fe34e6d598f1f43f750ea961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37" calcext:value-type="float">
            <text:p>3637</text:p>
          </table:table-cell>
          <table:table-cell office:value-type="float" office:value="0" calcext:value-type="float">
            <text:p>0</text:p>
          </table:table-cell>
          <table:table-cell office:value-type="float" office:value="57.84" calcext:value-type="float">
            <text:p>5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15" calcext:value-type="float">
            <text:p>4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4c42dec14291aca5869cd1afeeb7deae72569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67" calcext:value-type="float">
            <text:p>8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9683233df7c88fb560f98cd20b4be9b606356e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89" calcext:value-type="float">
            <text:p>8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a64a3bbe532205202e27fc3c391ad038d40577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18" calcext:value-type="float">
            <text:p>5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bc30c88f6a30b4a6366e6e31d4878841f54a38</text:p>
          </table:table-cell>
          <table:table-cell office:value-type="string" calcext:value-type="string">
            <text:p>rust_p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87.14" calcext:value-type="float">
            <text:p>8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dff0e24f1008512b8d3a33138ef67d3058790f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51" calcext:value-type="float">
            <text:p>7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9e455ba545212488b50036135a19788d3d6f5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2.06" calcext:value-type="float">
            <text:p>2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07" calcext:value-type="float">
            <text:p>75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5f2245581ac5de25a3540838633301c094ffde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7.08" calcext:value-type="float">
            <text:p>57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91" calcext:value-type="float">
            <text:p>4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3b44fb9b23912bad9321bc98ce9d76b2d70093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3" calcext:value-type="float">
            <text:p>98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6aae9c0f657cf9bee452eeddd2c3a7d7b3b88c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fef752281de60f5b9d63a6fa6976a9730a3eca5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27" calcext:value-type="float">
            <text:p>7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6ed43f39b4ff5570012be8053178c4b8317262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21" calcext:value-type="float">
            <text:p>9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96486eaa66d26ee55462abe01c566c0bf37cc4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62.87" calcext:value-type="float">
            <text:p>6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53" calcext:value-type="float">
            <text:p>3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90dd369368d6a6b08f5a28c114e0f04005a459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8.02" calcext:value-type="float">
            <text:p>28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97" calcext:value-type="float">
            <text:p>7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b2ecd8e05b60a892f0d02e19589a30fe18b172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0.66" calcext:value-type="float">
            <text:p>0.66</text:p>
          </table:table-cell>
          <table:table-cell office:value-type="float" office:value="29.13" calcext:value-type="float">
            <text:p>2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19" calcext:value-type="float">
            <text:p>7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42859164b36bf68572d3e7ff7fa3ddf500f04f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2.28" calcext:value-type="float">
            <text:p>42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71" calcext:value-type="float">
            <text:p>5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4906784a4a90f3169b77cd1c261743eaed5cb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1.08" calcext:value-type="float">
            <text:p>3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91" calcext:value-type="float">
            <text:p>6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fa49da081315be08c7335b852a52c6606ae79d</text:p>
          </table:table-cell>
          <table:table-cell office:value-type="string" calcext:value-type="string">
            <text:p>rust_p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1.53" calcext:value-type="float">
            <text:p>6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dd03e30899b1d8a526a61a41ee1e9c58a5cb30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71" calcext:value-type="float">
            <text:p>4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5dfafa5e17121b61963b09aef6fa966223ee53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8.92" calcext:value-type="float">
            <text:p>2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07" calcext:value-type="float">
            <text:p>7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2f1aefd19800f8651c524d2db55cd2017bd1b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55" calcext:value-type="float">
            <text:p>8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f15f2b4e404816ea805b610c7ad3432127fdad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cdb26c2cb0207abb915703b203fca8fae114dd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42" calcext:value-type="float">
            <text:p>9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b4a1da7c024d1fd9261b4da1a68f0c40d4e375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f4e470d37bdbfeb128e55815e73f7ab34fbaeb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21.56" calcext:value-type="float">
            <text:p>2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8" calcext:value-type="float">
            <text:p>7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19570006b7d361969177fa05f488a238e206a7</text:p>
          </table:table-cell>
          <table:table-cell office:value-type="string" calcext:value-type="string">
            <text:p>rust_pa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8" calcext:value-type="float">
            <text:p>88.8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ommit_labeling.A1:commit_labeling.M32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3T07:04:00.203778557</dc:date>
    <meta:editing-duration>PT10M8S</meta:editing-duration>
    <meta:editing-cycles>1</meta:editing-cycles>
    <meta:document-statistic meta:table-count="1" meta:cell-count="4172" meta:object-count="0"/>
    <meta:generator>LibreOffice/6.4.7.2$Linux_X86_64 LibreOffice_project/40$Build-2</meta:generator>
  </office:meta>
</office:document-meta>
</file>